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Laura Vilela Couto<text:s text:c="90"/>TSI<text:s text:c="3"/>11/07/22</text:span></text:p>
      <text:p text:style-name="P1"><text:span text:style-name="T1">10 Sites de supermercados escolhidos para o trabalho interdisciplinar:</text:span></text:p>
      <text:p text:style-name="P1"><text:span text:style-name="T2"/></text:p>
      <text:list text:style-name="L2">
        <text:list-item>
          <text:p text:style-name="P2"><text:span text:style-name="T3">1- Carone</text:span></text:p>
        </text:list-item>
      </text:list>
      <text:p text:style-name="P3"><text:a xlink:href="https://www.carone.com.br/"><text:span text:style-name="T4">https://www.carone.com.br/</text:span></text:a><text:span text:style-name="T5"/></text:p>
      <text:p text:style-name="P3"><text:span text:style-name="T6"/></text:p>
      <text:list text:style-name="L4">
        <text:list-item>
          <text:p text:style-name="P4"><text:span text:style-name="T7">2- Perim</text:span></text:p>
        </text:list-item>
      </text:list>
      <text:p text:style-name="P5"><text:a xlink:href="https://www.perim.com.br/"><text:span text:style-name="T8">https://www.perim.com.br/</text:span></text:a><text:span text:style-name="T9"><text:s/></text:span></text:p>
      <text:p text:style-name="P5"><text:span text:style-name="T10"/></text:p>
      <text:list text:style-name="L6">
        <text:list-item>
          <text:p text:style-name="P6"><text:span text:style-name="T11">3-BH</text:span></text:p>
        </text:list-item>
      </text:list>
      <text:p text:style-name="P7"><text:a xlink:href="https://www.supermercadosbh.com.br/belo-horizonte/"><text:span text:style-name="T12">https://www.supermercadosbh.com.br/belo-horizonte/</text:span></text:a><text:span text:style-name="T13"/></text:p>
      <text:p text:style-name="P7"><text:span text:style-name="T14"/></text:p>
      <text:list text:style-name="L8">
        <text:list-item>
          <text:p text:style-name="P8"><text:span text:style-name="T15">4-Lavagnoli</text:span></text:p>
        </text:list-item>
      </text:list>
      <text:p text:style-name="P9"><text:a xlink:href="https://www.lavagnoli.com.br/"><text:span text:style-name="T16">https://www.lavagnoli.com.br/</text:span></text:a><text:span text:style-name="T17"/></text:p>
      <text:p text:style-name="P9"><text:span text:style-name="T18"/></text:p>
      <text:list text:style-name="L10">
        <text:list-item>
          <text:p text:style-name="P10"><text:span text:style-name="T19">5- Smart popular</text:span></text:p>
        </text:list-item>
      </text:list>
      <text:p text:style-name="P11"><text:a xlink:href="https://www.sitemercado.com.br/smpopular/santa-teresa-loja-vila-nova-centro-av-barao-orlando-bonfim"><text:span text:style-name="T20">https://www.sitemercado.com.br/smpopular/santa-teresa-loja-vila-nova-centro-av-barao-orlando-bonfim</text:span></text:a><text:span text:style-name="T21"/></text:p>
      <text:p text:style-name="P11"><text:span text:style-name="T22"/></text:p>
      <text:list text:style-name="L12">
        <text:list-item>
          <text:p text:style-name="P12"><text:span text:style-name="T23">6-EPA</text:span></text:p>
        </text:list-item>
      </text:list>
      <text:p text:style-name="P13"><text:a xlink:href="https://www.epa.com.br/lista-de-compras/"><text:span text:style-name="T24">https://www.epa.com.br/lista-de-compras/</text:span></text:a><text:span text:style-name="T25"/></text:p>
      <text:p text:style-name="P13"><text:span text:style-name="T26"/></text:p>
      <text:list text:style-name="L14">
        <text:list-item>
          <text:p text:style-name="P14"><text:span text:style-name="T27">7-Club extra</text:span></text:p>
        </text:list-item>
      </text:list>
      <text:p text:style-name="P15"><text:a xlink:href="https://www.clubeextra.com.br/"><text:span text:style-name="T28">https://www.clubeextra.com.br/</text:span></text:a><text:span text:style-name="T29"/></text:p>
      <text:p text:style-name="P15"><text:span text:style-name="T30"/></text:p>
      <text:list text:style-name="L16">
        <text:list-item>
          <text:p text:style-name="P16"><text:span text:style-name="T31">8-carrefour</text:span></text:p>
        </text:list-item>
      </text:list>
      <text:p text:style-name="P17"><text:a xlink:href="https://www.carrefour.com.br/"><text:span text:style-name="T32">https://www.carrefour.com.br/</text:span></text:a><text:span text:style-name="T33"/></text:p>
      <text:p text:style-name="P17"><text:span text:style-name="T34"/></text:p>
      <text:list text:style-name="L18">
        <text:list-item>
          <text:p text:style-name="P18"><text:span text:style-name="T35">9-Muffato</text:span></text:p>
        </text:list-item>
      </text:list>
      <text:p text:style-name="P19"><text:a xlink:href="https://www.supermuffato.com.br/hotsite/vendas-maia?gclid=Cj0KCQjwlK-WBhDjARIsAO2sErRpg831An7ARPZXBcMjCT4A6CAZ6evjc5T6QtFuR_69v1IdLGPgNREaAhy9EALw_wcB"><text:span text:style-name="T36">https://www.supermuffato.com.br/hotsite/vendas-maia?gclid=Cj0KCQjwlK-WBhDjARIsAO2sErRpg831An7ARPZXBcMjCT4A6CAZ6evjc5T6QtFuR_69v1IdLGPgNREaAhy9EALw_wcB</text:span></text:a><text:span text:style-name="T37"/></text:p>
      <text:p text:style-name="P19"><text:span text:style-name="T38"/></text:p>
      <text:list text:style-name="L20">
        <text:list-item>
          <text:p text:style-name="P20"><text:span text:style-name="T39">10- Mambo</text:span></text:p>
        </text:list-item>
      </text:list>
      <text:p text:style-name="P21"><text:a xlink:href="https://www.mambo.com.br/Hortifruti"><text:span text:style-name="T40">https://www.mambo.com.br/Hortifruti</text:span></text:a><text:span text:style-name="T41"/></text:p>
      <text:p text:style-name="P21"><text:span text:style-name="T42"/></text:p>
      <text:p text:style-name="P21"><text:span text:style-name="T43">Os 5 melhores sites:</text:span></text:p>
      <text:p text:style-name="P21"><text:span text:style-name="T44"/></text:p>
      <text:list text:style-name="L22">
        <text:list-item>
          <text:p text:style-name="P22"><text:span text:style-name="T45">Carone</text:span></text:p>
        </text:list-item>
        <text:list-item>
          <text:p text:style-name="P22"><text:span text:style-name="T45">Perim</text:span></text:p>
        </text:list-item>
        <text:list-item>
          <text:p text:style-name="P22"><text:span text:style-name="T45">Mambo</text:span></text:p>
        </text:list-item>
        <text:list-item>
          <text:p text:style-name="P22"><text:span text:style-name="T45">Samrt popular</text:span></text:p>
        </text:list-item>
        <text:list-item>
          <text:p text:style-name="P22"><text:span text:style-name="T45">Epa</text:span></text:p>
        </text:list-item>
      </text:list>
      <text:p text:style-name="P23"><text:span text:style-name="T46"/></text:p>
      <text:p text:style-name="P23"><text:span text:style-name="T47">Pontos positivos para gostar dos 5 melhores sites escolhidos:</text:span></text:p>
      <text:p text:style-name="P23"><text:span text:style-name="T47">1- carone: Style chama a atenção, bem clássico. Mostrando propagandas e suas divisórias de forma organizada e chamando atenção do consumidor, a aba do carrinho de compras ja com o valor, e olhar o carrinho sem precisar sair de onde você<text:s text:c="2"/>estiver pesquisaando.</text:span></text:p>
      <text:p text:style-name="P23"><text:span text:style-name="T47"><text:s/></text:span></text:p>
      <text:p text:style-name="P23"><text:span text:style-name="T47">2- O modo de colocar a promoção. Se quer colocar 1,2,3 ou mais alimentos, sem precisar ter o trabalho de abrir outra página.</text:span></text:p>
      <text:p text:style-name="P23"><text:span text:style-name="T47"/></text:p>
      <text:p text:style-name="P23"><text:span text:style-name="T47">3- O filtro perto dos produtos. Além da barra de pesquisa, a faixa de preço.</text:span></text:p>
      <text:p text:style-name="P23"><text:span text:style-name="T47"/></text:p>
      <text:p text:style-name="P23"><text:span text:style-name="T47">4- O rodapé<text:s text:c="2"/>informativo. Com<text:s text:c="2"/>os dados necessarios do supermercado.</text:span></text:p>
      <text:p text:style-name="P23"><text:span text:style-name="T47"/></text:p>
      <text:p text:style-name="P23"><text:span text:style-name="T47">5- O churrascometro, a parte de verificar o que você precisa, para quantas pessoas e colocar um valor estimado de alimento necessári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